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asic_5f_Persion_5f_Info" style:display-name="Basic_Persion_Info" style:family="table">
      <style:table-properties style:width="6.9271in" fo:margin-left="0in" table:align="left"/>
    </style:style>
    <style:style style:name="Basic_5f_Persion_5f_Info.A" style:display-name="Basic_Persion_Info.A" style:family="table-column">
      <style:table-column-properties style:column-width="2.125in"/>
    </style:style>
    <style:style style:name="Basic_5f_Persion_5f_Info.B" style:display-name="Basic_Persion_Info.B" style:family="table-column">
      <style:table-column-properties style:column-width="4.8021in"/>
    </style:style>
    <style:style style:name="Basic_5f_Persion_5f_Info.A1" style:display-name="Basic_Persion_Info.A1" style:family="table-cell">
      <style:table-cell-properties fo:padding="0.0382in" fo:border-left="0.05pt solid #000000" fo:border-right="none" fo:border-top="0.05pt solid #000000" fo:border-bottom="0.05pt solid #000000"/>
    </style:style>
    <style:style style:name="Basic_5f_Persion_5f_Info.B1" style:display-name="Basic_Persion_Info.B1" style:family="table-cell">
      <style:table-cell-properties fo:padding="0.0382in" fo:border="0.05pt solid #000000"/>
    </style:style>
    <style:style style:name="Basic_5f_Persion_5f_Info.A2" style:display-name="Basic_Persion_Info.A2" style:family="table-cell">
      <style:table-cell-properties fo:padding="0.0382in" fo:border-left="0.05pt solid #000000" fo:border-right="none" fo:border-top="none" fo:border-bottom="0.05pt solid #000000"/>
    </style:style>
    <style:style style:name="Basic_5f_Persion_5f_Info.B2" style:display-name="Basic_Persion_Info.B2" style:family="table-cell">
      <style:table-cell-properties fo:padding="0.0382in" fo:border-left="0.05pt solid #000000" fo:border-right="0.05pt solid #000000" fo:border-top="none" fo:border-bottom="0.05pt solid #000000"/>
    </style:style>
    <style:style style:name="Basic_5f_Persion_5f_Info.10" style:display-name="Basic_Persion_Info.10" style:family="table-row">
      <style:table-row-properties style:min-row-height="0.225in"/>
    </style:style>
    <style:style style:name="Basic_5f_Persion_5f_Info.11" style:display-name="Basic_Persion_Info.11" style:family="table-row">
      <style:table-row-properties style:min-row-height="0.2875in"/>
    </style:style>
    <style:style style:name="earth9" style:family="table">
      <style:table-properties style:width="6.9271in" fo:margin-left="0in" table:align="left"/>
    </style:style>
    <style:style style:name="earth9.A" style:family="table-column">
      <style:table-column-properties style:column-width="1.875in"/>
    </style:style>
    <style:style style:name="earth9.B" style:family="table-column">
      <style:table-column-properties style:column-width="5.0521in"/>
    </style:style>
    <style:style style:name="earth9.A1" style:family="table-cell">
      <style:table-cell-properties fo:padding="0.0382in" fo:border-left="0.05pt solid #000000" fo:border-right="none" fo:border-top="0.05pt solid #000000" fo:border-bottom="0.05pt solid #000000"/>
    </style:style>
    <style:style style:name="earth9.B1" style:family="table-cell">
      <style:table-cell-properties fo:padding="0.0382in" fo:border="0.05pt solid #000000"/>
    </style:style>
    <style:style style:name="earth9.2" style:family="table-row">
      <style:table-row-properties fo:keep-together="auto"/>
    </style:style>
    <style:style style:name="earth9.A2" style:family="table-cell">
      <style:table-cell-properties fo:padding="0.0382in" fo:border-left="0.05pt solid #000000" fo:border-right="none" fo:border-top="none" fo:border-bottom="0.05pt solid #000000"/>
    </style:style>
    <style:style style:name="earth9.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5.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fo:keep-together="auto"/>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keep-together="auto"/>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Times New Roman" officeooo:rsid="005c7fa4" officeooo:paragraph-rsid="005c7fa4"/>
    </style:style>
    <style:style style:name="P2" style:family="paragraph" style:parent-style-name="Footer">
      <style:paragraph-properties fo:text-align="center" style:justify-single-word="false"/>
      <style:text-properties style:font-name="Times New Roman"/>
    </style:style>
    <style:style style:name="P3" style:family="paragraph" style:parent-style-name="Table_20_Contents">
      <style:paragraph-properties fo:text-align="end" style:justify-single-word="false"/>
      <style:text-properties style:font-name="Times New Roman" fo:font-weight="bold" officeooo:rsid="003145ea" officeooo:paragraph-rsid="003145ea" style:font-weight-asian="bold" style:font-weight-complex="bold"/>
    </style:style>
    <style:style style:name="P4" style:family="paragraph" style:parent-style-name="Table_20_Contents">
      <style:paragraph-properties fo:text-align="end" style:justify-single-word="false"/>
      <style:text-properties style:font-name="Times New Roman" fo:font-weight="bold" officeooo:rsid="003145ea" officeooo:paragraph-rsid="0051979b" style:font-weight-asian="bold" style:font-weight-complex="bold"/>
    </style:style>
    <style:style style:name="P5" style:family="paragraph" style:parent-style-name="Table_20_Contents">
      <style:paragraph-properties fo:text-align="end" style:justify-single-word="false"/>
      <style:text-properties style:font-name="Times New Roman" fo:font-weight="bold" officeooo:rsid="003145ea" officeooo:paragraph-rsid="006f6cc3" style:font-weight-asian="bold" style:font-weight-complex="bold"/>
    </style:style>
    <style:style style:name="P6" style:family="paragraph" style:parent-style-name="Table_20_Contents">
      <style:paragraph-properties fo:text-align="end" style:justify-single-word="false"/>
      <style:text-properties style:font-name="Times New Roman" fo:font-weight="bold" officeooo:rsid="0035f4a2" officeooo:paragraph-rsid="0035f4a2" style:font-weight-asian="bold" style:font-weight-complex="bold"/>
    </style:style>
    <style:style style:name="P7" style:family="paragraph" style:parent-style-name="Table_20_Contents">
      <style:paragraph-properties fo:text-align="end" style:justify-single-word="false"/>
      <style:text-properties style:font-name="Times New Roman" fo:font-weight="bold" officeooo:rsid="0035f4a2" officeooo:paragraph-rsid="0051979b" style:font-weight-asian="bold" style:font-weight-complex="bold"/>
    </style:style>
    <style:style style:name="P8" style:family="paragraph" style:parent-style-name="Table_20_Contents">
      <style:paragraph-properties fo:text-align="end" style:justify-single-word="false"/>
      <style:text-properties style:font-name="Times New Roman" fo:font-weight="bold" officeooo:rsid="0035f4a2" officeooo:paragraph-rsid="006f6cc3" style:font-weight-asian="bold" style:font-weight-complex="bold"/>
    </style:style>
    <style:style style:name="P9" style:family="paragraph" style:parent-style-name="Table_20_Contents">
      <style:paragraph-properties fo:text-align="end" style:justify-single-word="false"/>
      <style:text-properties style:font-name="Times New Roman" fo:font-weight="bold" officeooo:rsid="003b562a" officeooo:paragraph-rsid="003b562a" style:font-weight-asian="bold" style:font-weight-complex="bold"/>
    </style:style>
    <style:style style:name="P10" style:family="paragraph" style:parent-style-name="Table_20_Contents">
      <style:paragraph-properties fo:text-align="end" style:justify-single-word="false"/>
      <style:text-properties style:font-name="Times New Roman" fo:font-weight="bold" officeooo:rsid="003b562a" officeooo:paragraph-rsid="0051979b" style:font-weight-asian="bold" style:font-weight-complex="bold"/>
    </style:style>
    <style:style style:name="P11" style:family="paragraph" style:parent-style-name="Table_20_Contents">
      <style:paragraph-properties fo:text-align="end" style:justify-single-word="false"/>
      <style:text-properties style:font-name="Times New Roman" fo:font-weight="bold" officeooo:rsid="003b562a" officeooo:paragraph-rsid="006f6cc3" style:font-weight-asian="bold" style:font-weight-complex="bold"/>
    </style:style>
    <style:style style:name="P12" style:family="paragraph" style:parent-style-name="Table_20_Contents">
      <style:paragraph-properties fo:text-align="end" style:justify-single-word="false"/>
      <style:text-properties style:font-name="Times New Roman" fo:font-weight="bold" officeooo:rsid="00471390" officeooo:paragraph-rsid="00471390" style:font-weight-asian="bold" style:font-weight-complex="bold"/>
    </style:style>
    <style:style style:name="P13" style:family="paragraph" style:parent-style-name="Table_20_Contents">
      <style:paragraph-properties fo:text-align="end" style:justify-single-word="false"/>
      <style:text-properties style:font-name="Times New Roman" fo:font-weight="bold" officeooo:rsid="00471390" officeooo:paragraph-rsid="0051979b" style:font-weight-asian="bold" style:font-weight-complex="bold"/>
    </style:style>
    <style:style style:name="P14" style:family="paragraph" style:parent-style-name="Table_20_Contents">
      <style:paragraph-properties fo:text-align="end" style:justify-single-word="false"/>
      <style:text-properties style:font-name="Times New Roman" fo:font-weight="bold" officeooo:rsid="00471390" officeooo:paragraph-rsid="006f6cc3" style:font-weight-asian="bold" style:font-weight-complex="bold"/>
    </style:style>
    <style:style style:name="P15" style:family="paragraph" style:parent-style-name="Table_20_Contents">
      <style:paragraph-properties fo:text-align="end" style:justify-single-word="false"/>
      <style:text-properties style:font-name="Times New Roman" fo:font-weight="bold" officeooo:rsid="004d9fcf" officeooo:paragraph-rsid="004d9fcf" style:font-weight-asian="bold" style:font-weight-complex="bold"/>
    </style:style>
    <style:style style:name="P16" style:family="paragraph" style:parent-style-name="Table_20_Contents">
      <style:paragraph-properties fo:text-align="end" style:justify-single-word="false"/>
      <style:text-properties style:font-name="Times New Roman" fo:font-weight="bold" officeooo:rsid="004d9fcf" officeooo:paragraph-rsid="0051979b" style:font-weight-asian="bold" style:font-weight-complex="bold"/>
    </style:style>
    <style:style style:name="P17" style:family="paragraph" style:parent-style-name="Table_20_Contents">
      <style:paragraph-properties fo:text-align="end" style:justify-single-word="false"/>
      <style:text-properties style:font-name="Times New Roman" fo:font-weight="bold" officeooo:rsid="004d9fcf" officeooo:paragraph-rsid="006f6cc3" style:font-weight-asian="bold" style:font-weight-complex="bold"/>
    </style:style>
    <style:style style:name="P18" style:family="paragraph" style:parent-style-name="Table_20_Contents">
      <style:paragraph-properties fo:text-align="end" style:justify-single-word="false"/>
      <style:text-properties style:font-name="Times New Roman" fo:font-weight="bold" officeooo:rsid="00797014" officeooo:paragraph-rsid="00797014" style:font-weight-asian="bold" style:font-weight-complex="bold"/>
    </style:style>
    <style:style style:name="P19" style:family="paragraph" style:parent-style-name="Table_20_Contents">
      <style:paragraph-properties fo:text-align="end" style:justify-single-word="false"/>
      <style:text-properties style:font-name="Times New Roman" fo:font-weight="bold" officeooo:rsid="007ab37b" officeooo:paragraph-rsid="007ab37b" style:font-weight-asian="bold" style:font-weight-complex="bold"/>
    </style:style>
    <style:style style:name="P20" style:family="paragraph" style:parent-style-name="Table_20_Contents">
      <style:text-properties style:font-name="Times New Roman" officeooo:rsid="00351ec6" officeooo:paragraph-rsid="00351ec6"/>
    </style:style>
    <style:style style:name="P21" style:family="paragraph" style:parent-style-name="Table_20_Contents">
      <style:text-properties style:font-name="Times New Roman" officeooo:rsid="00351ec6" officeooo:paragraph-rsid="0051979b"/>
    </style:style>
    <style:style style:name="P22" style:family="paragraph" style:parent-style-name="Table_20_Contents">
      <style:text-properties style:font-name="Times New Roman" officeooo:rsid="0038c811" officeooo:paragraph-rsid="0038c811"/>
    </style:style>
    <style:style style:name="P23" style:family="paragraph" style:parent-style-name="Table_20_Contents">
      <style:text-properties style:font-name="Times New Roman" officeooo:rsid="0038c811" officeooo:paragraph-rsid="005862e1"/>
    </style:style>
    <style:style style:name="P24" style:family="paragraph" style:parent-style-name="Table_20_Contents">
      <style:text-properties style:font-name="Times New Roman" officeooo:rsid="0038c811" officeooo:paragraph-rsid="008b3299"/>
    </style:style>
    <style:style style:name="P25" style:family="paragraph" style:parent-style-name="Table_20_Contents">
      <style:text-properties style:font-name="Times New Roman" officeooo:rsid="0039cc78" officeooo:paragraph-rsid="0039cc78"/>
    </style:style>
    <style:style style:name="P26" style:family="paragraph" style:parent-style-name="Table_20_Contents">
      <style:text-properties style:font-name="Times New Roman" officeooo:rsid="003e5e6c" officeooo:paragraph-rsid="004474bd"/>
    </style:style>
    <style:style style:name="P27" style:family="paragraph" style:parent-style-name="Table_20_Contents">
      <style:text-properties style:font-name="Times New Roman" officeooo:rsid="003e5e6c" officeooo:paragraph-rsid="0051979b"/>
    </style:style>
    <style:style style:name="P28" style:family="paragraph" style:parent-style-name="Table_20_Contents">
      <style:text-properties style:font-name="Times New Roman" officeooo:rsid="003e5e6c" officeooo:paragraph-rsid="0064803e"/>
    </style:style>
    <style:style style:name="P29" style:family="paragraph" style:parent-style-name="Table_20_Contents">
      <style:text-properties style:font-name="Times New Roman" officeooo:rsid="003e5e6c" officeooo:paragraph-rsid="006b8108"/>
    </style:style>
    <style:style style:name="P30" style:family="paragraph" style:parent-style-name="Table_20_Contents">
      <style:text-properties style:font-name="Times New Roman" officeooo:rsid="004d9fcf" officeooo:paragraph-rsid="004d9fcf"/>
    </style:style>
    <style:style style:name="P31" style:family="paragraph" style:parent-style-name="Table_20_Contents">
      <style:text-properties style:font-name="Times New Roman" officeooo:rsid="004d9fcf" officeooo:paragraph-rsid="0051979b"/>
    </style:style>
    <style:style style:name="P32" style:family="paragraph" style:parent-style-name="Table_20_Contents">
      <style:text-properties style:font-name="Times New Roman" officeooo:rsid="006e839d" officeooo:paragraph-rsid="006e839d"/>
    </style:style>
    <style:style style:name="P33" style:family="paragraph" style:parent-style-name="Table_20_Contents">
      <style:text-properties style:font-name="Times New Roman" officeooo:rsid="00797014" officeooo:paragraph-rsid="007a1ddb"/>
    </style:style>
    <style:style style:name="P34" style:family="paragraph" style:parent-style-name="Table_20_Contents">
      <style:text-properties style:font-name="Times New Roman" officeooo:rsid="007ab37b" officeooo:paragraph-rsid="007ab37b"/>
    </style:style>
    <style:style style:name="P35" style:family="paragraph" style:parent-style-name="Table_20_Contents">
      <style:text-properties style:font-name="Times New Roman" officeooo:rsid="007ab37b" officeooo:paragraph-rsid="00a0e822"/>
    </style:style>
    <style:style style:name="P36" style:family="paragraph" style:parent-style-name="Table_20_Contents">
      <style:text-properties style:font-name="Times New Roman" officeooo:rsid="0081e746" officeooo:paragraph-rsid="0081e746"/>
    </style:style>
    <style:style style:name="P37" style:family="paragraph" style:parent-style-name="Table_20_Contents">
      <style:text-properties style:font-name="Times New Roman" officeooo:rsid="0086b78e" officeooo:paragraph-rsid="008b3299"/>
    </style:style>
    <style:style style:name="P38" style:family="paragraph" style:parent-style-name="Table_20_Contents">
      <style:text-properties style:font-name="Times New Roman" officeooo:rsid="0087f523" officeooo:paragraph-rsid="008b3299"/>
    </style:style>
    <style:style style:name="P39" style:family="paragraph" style:parent-style-name="Table_20_Contents">
      <style:text-properties style:font-name="Times New Roman" officeooo:rsid="0088801d" officeooo:paragraph-rsid="008b3299"/>
    </style:style>
    <style:style style:name="P40" style:family="paragraph" style:parent-style-name="Table_20_Contents">
      <style:text-properties style:font-name="Times New Roman" officeooo:rsid="008d33f0" officeooo:paragraph-rsid="008d33f0"/>
    </style:style>
    <style:style style:name="P41" style:family="paragraph" style:parent-style-name="Table_20_Contents">
      <style:text-properties style:font-name="Times New Roman" officeooo:rsid="00910495" officeooo:paragraph-rsid="00910495"/>
    </style:style>
    <style:style style:name="P42" style:family="paragraph" style:parent-style-name="Table_20_Contents">
      <style:text-properties style:font-name="Times New Roman" officeooo:rsid="009720a9" officeooo:paragraph-rsid="009720a9"/>
    </style:style>
    <style:style style:name="P43" style:family="paragraph" style:parent-style-name="Table_20_Contents">
      <style:text-properties style:font-name="Times New Roman" officeooo:rsid="0049df15" officeooo:paragraph-rsid="004864af"/>
    </style:style>
    <style:style style:name="P44" style:family="paragraph" style:parent-style-name="Table_20_Contents">
      <style:text-properties style:font-name="Times New Roman" officeooo:rsid="005862e1" officeooo:paragraph-rsid="00596a2d"/>
    </style:style>
    <style:style style:name="P45" style:family="paragraph" style:parent-style-name="Table_20_Contents">
      <style:text-properties style:font-name="Times New Roman" officeooo:rsid="00596a2d" officeooo:paragraph-rsid="0059db38"/>
    </style:style>
    <style:style style:name="P46" style:family="paragraph" style:parent-style-name="Table_20_Contents">
      <style:text-properties style:font-name="Times New Roman" officeooo:rsid="0059db38" officeooo:paragraph-rsid="0059db38"/>
    </style:style>
    <style:style style:name="P47" style:family="paragraph" style:parent-style-name="Table_20_Contents">
      <style:text-properties style:font-name="Times New Roman" officeooo:rsid="0059db38" officeooo:paragraph-rsid="005a75c1"/>
    </style:style>
    <style:style style:name="P48" style:family="paragraph" style:parent-style-name="Table_20_Contents">
      <style:text-properties style:font-name="Times New Roman" officeooo:rsid="005a75c1" officeooo:paragraph-rsid="005a75c1"/>
    </style:style>
    <style:style style:name="P49" style:family="paragraph" style:parent-style-name="Table_20_Contents">
      <style:text-properties style:font-name="Times New Roman" officeooo:rsid="004474bd" officeooo:paragraph-rsid="00628176"/>
    </style:style>
    <style:style style:name="P50" style:family="paragraph" style:parent-style-name="Table_20_Contents">
      <style:text-properties style:font-name="Times New Roman" officeooo:rsid="00628176" officeooo:paragraph-rsid="0067f40d"/>
    </style:style>
    <style:style style:name="P51" style:family="paragraph" style:parent-style-name="Table_20_Contents">
      <style:text-properties style:font-name="Times New Roman" officeooo:rsid="00628176" officeooo:paragraph-rsid="00684449"/>
    </style:style>
    <style:style style:name="P52" style:family="paragraph" style:parent-style-name="Table_20_Contents">
      <style:text-properties style:font-name="Times New Roman" officeooo:rsid="00628176" officeooo:paragraph-rsid="00693c59"/>
    </style:style>
    <style:style style:name="P53" style:family="paragraph" style:parent-style-name="Table_20_Contents">
      <style:text-properties style:font-name="Times New Roman" officeooo:rsid="00628176" officeooo:paragraph-rsid="006ad490"/>
    </style:style>
    <style:style style:name="P54" style:family="paragraph" style:parent-style-name="Table_20_Contents">
      <style:text-properties style:font-name="Times New Roman" officeooo:rsid="00628176" officeooo:paragraph-rsid="006b8108"/>
    </style:style>
    <style:style style:name="P55" style:family="paragraph" style:parent-style-name="Table_20_Contents">
      <style:text-properties style:font-name="Times New Roman" fo:font-size="11pt" officeooo:rsid="001cf140" officeooo:paragraph-rsid="001cf140" style:font-size-asian="11pt" style:font-size-complex="11pt"/>
    </style:style>
    <style:style style:name="P56" style:family="paragraph" style:parent-style-name="Table_20_Contents">
      <style:text-properties officeooo:paragraph-rsid="00a3c992"/>
    </style:style>
    <style:style style:name="P57" style:family="paragraph" style:parent-style-name="Title">
      <style:text-properties style:font-name="Times New Roman" officeooo:rsid="001b339c" officeooo:paragraph-rsid="001b339c"/>
    </style:style>
    <style:style style:name="P58" style:family="paragraph" style:parent-style-name="Text_20_body">
      <style:text-properties officeooo:paragraph-rsid="00a6f669"/>
    </style:style>
    <style:style style:name="P59" style:family="paragraph" style:parent-style-name="Text_20_body" style:list-style-name="L1">
      <style:text-properties officeooo:paragraph-rsid="00d5066b"/>
    </style:style>
    <style:style style:name="P60" style:family="paragraph" style:parent-style-name="Text_20_body" style:list-style-name="L1">
      <style:text-properties officeooo:rsid="00224880" officeooo:paragraph-rsid="00d5066b"/>
    </style:style>
    <style:style style:name="P61" style:family="paragraph" style:parent-style-name="Text_20_body" style:list-style-name="L1">
      <style:text-properties style:font-name="Times New Roman" officeooo:rsid="00224880" officeooo:paragraph-rsid="00224880"/>
    </style:style>
    <style:style style:name="P62" style:family="paragraph" style:parent-style-name="Text_20_body" style:list-style-name="L1">
      <style:text-properties style:font-name="Times New Roman" officeooo:rsid="0024a160" officeooo:paragraph-rsid="0024a160"/>
    </style:style>
    <style:style style:name="P63" style:family="paragraph" style:parent-style-name="Text_20_body" style:list-style-name="L2">
      <style:text-properties style:font-name="Times New Roman" officeooo:rsid="0025efbe" officeooo:paragraph-rsid="0025efbe"/>
    </style:style>
    <style:style style:name="P64" style:family="paragraph" style:parent-style-name="Text_20_body" style:list-style-name="L2">
      <style:text-properties style:font-name="Times New Roman" officeooo:rsid="0027a7b3" officeooo:paragraph-rsid="0027a7b3"/>
    </style:style>
    <style:style style:name="P65" style:family="paragraph" style:parent-style-name="Text_20_body" style:list-style-name="L2">
      <style:text-properties officeooo:rsid="0025efbe" officeooo:paragraph-rsid="0025efbe"/>
    </style:style>
    <style:style style:name="P66" style:family="paragraph" style:parent-style-name="Text_20_body" style:list-style-name="L2">
      <style:text-properties officeooo:rsid="0026693b" officeooo:paragraph-rsid="0026693b"/>
    </style:style>
    <style:style style:name="P67" style:family="paragraph" style:parent-style-name="Text_20_body" style:list-style-name="L1">
      <style:text-properties officeooo:rsid="00d6255b" officeooo:paragraph-rsid="00d6255b"/>
    </style:style>
    <style:style style:name="P68" style:family="paragraph" style:parent-style-name="Text_20_body" style:list-style-name="L1">
      <style:text-properties officeooo:rsid="00db6f41" officeooo:paragraph-rsid="00db6f41"/>
    </style:style>
    <style:style style:name="P69" style:family="paragraph" style:parent-style-name="Heading_20_1">
      <style:text-properties style:font-name="Times New Roman" officeooo:rsid="001b339c" officeooo:paragraph-rsid="001b339c"/>
    </style:style>
    <style:style style:name="P70" style:family="paragraph" style:parent-style-name="Heading_20_1">
      <style:text-properties style:font-name="Times New Roman" officeooo:rsid="00224880" officeooo:paragraph-rsid="00224880"/>
    </style:style>
    <style:style style:name="P71" style:family="paragraph" style:parent-style-name="Heading_20_1">
      <style:text-properties style:font-name="Times New Roman" officeooo:rsid="00a5bae9" officeooo:paragraph-rsid="00a5bae9"/>
    </style:style>
    <style:style style:name="P72" style:family="paragraph" style:parent-style-name="Heading_20_1">
      <style:text-properties officeooo:rsid="0020ecf1" officeooo:paragraph-rsid="0020ecf1"/>
    </style:style>
    <style:style style:name="P73" style:family="paragraph" style:parent-style-name="Heading_20_1">
      <style:text-properties officeooo:rsid="002b5d76" officeooo:paragraph-rsid="002b5d76"/>
    </style:style>
    <style:style style:name="P74" style:family="paragraph" style:parent-style-name="Heading_20_2">
      <style:text-properties officeooo:rsid="002c06b8" officeooo:paragraph-rsid="002c06b8"/>
    </style:style>
    <style:style style:name="P75" style:family="paragraph" style:parent-style-name="Heading_20_2">
      <style:text-properties officeooo:paragraph-rsid="0050d26a"/>
    </style:style>
    <style:style style:name="P76" style:family="paragraph" style:parent-style-name="Heading_20_2">
      <style:text-properties officeooo:paragraph-rsid="006f6cc3"/>
    </style:style>
    <style:style style:name="P77" style:family="paragraph" style:parent-style-name="Table_20_Contents">
      <style:text-properties style:font-name="Times New Roman" officeooo:rsid="001cf140" officeooo:paragraph-rsid="001cf140"/>
    </style:style>
    <style:style style:name="P78" style:family="paragraph" style:parent-style-name="Table_20_Contents">
      <style:paragraph-properties fo:text-align="end" style:justify-single-word="false"/>
      <style:text-properties style:font-name="Times New Roman" fo:font-weight="bold" officeooo:rsid="001cf140" officeooo:paragraph-rsid="001cf140" style:font-weight-asian="bold" style:font-weight-complex="bold"/>
    </style:style>
    <style:style style:name="P79" style:family="paragraph" style:parent-style-name="Table_20_Contents">
      <style:paragraph-properties fo:text-align="end" style:justify-single-word="false"/>
      <style:text-properties style:font-name="Times New Roman" fo:font-weight="bold" officeooo:rsid="008258d8" officeooo:paragraph-rsid="008258d8" style:font-weight-asian="bold" style:font-weight-complex="bold"/>
    </style:style>
    <style:style style:name="P80" style:family="paragraph" style:parent-style-name="Table_20_Contents">
      <style:paragraph-properties fo:text-align="end" style:justify-single-word="false"/>
      <style:text-properties style:font-name="Times New Roman" fo:font-weight="bold" officeooo:rsid="00b4adde" officeooo:paragraph-rsid="00b4adde" style:font-weight-asian="bold" style:font-weight-complex="bold"/>
    </style:style>
    <style:style style:name="P81" style:family="paragraph" style:parent-style-name="Table_20_Contents">
      <style:text-properties style:font-name="Times New Roman" officeooo:rsid="00b65406" officeooo:paragraph-rsid="00b65406"/>
    </style:style>
    <style:style style:name="P82" style:family="paragraph" style:parent-style-name="Table_20_Contents">
      <style:text-properties style:font-name="Times New Roman" officeooo:rsid="00844b33" officeooo:paragraph-rsid="00844b33"/>
    </style:style>
    <style:style style:name="T1" style:family="text">
      <style:text-properties officeooo:rsid="005c7fa4"/>
    </style:style>
    <style:style style:name="T2" style:family="text">
      <style:text-properties style:font-name="Times New Roman"/>
    </style:style>
    <style:style style:name="T3" style:family="text">
      <style:text-properties style:font-name="Times New Roman" officeooo:rsid="001b339c"/>
    </style:style>
    <style:style style:name="T4" style:family="text">
      <style:text-properties style:font-name="Times New Roman" officeooo:rsid="0020ecf1"/>
    </style:style>
    <style:style style:name="T5" style:family="text">
      <style:text-properties style:font-name="Times New Roman" officeooo:rsid="00224880"/>
    </style:style>
    <style:style style:name="T6" style:family="text">
      <style:text-properties style:font-name="Times New Roman" officeooo:rsid="0028a44f"/>
    </style:style>
    <style:style style:name="T7" style:family="text">
      <style:text-properties style:font-name="Times New Roman" officeooo:rsid="002b5d76"/>
    </style:style>
    <style:style style:name="T8" style:family="text">
      <style:text-properties style:font-name="Times New Roman" officeooo:rsid="002d6456"/>
    </style:style>
    <style:style style:name="T9" style:family="text">
      <style:text-properties style:font-name="Times New Roman" officeooo:rsid="0050d26a"/>
    </style:style>
    <style:style style:name="T10" style:family="text">
      <style:text-properties style:font-name="Times New Roman" officeooo:rsid="007edbfa"/>
    </style:style>
    <style:style style:name="T11" style:family="text">
      <style:text-properties style:font-name="Times New Roman" officeooo:rsid="007f0d6f"/>
    </style:style>
    <style:style style:name="T12" style:family="text">
      <style:text-properties style:font-name="Times New Roman" officeooo:rsid="008028e5"/>
    </style:style>
    <style:style style:name="T13" style:family="text">
      <style:text-properties style:font-name="Times New Roman" officeooo:rsid="00807aba"/>
    </style:style>
    <style:style style:name="T14" style:family="text">
      <style:text-properties style:font-name="Times New Roman" officeooo:rsid="00a3c992"/>
    </style:style>
    <style:style style:name="T15" style:family="text">
      <style:text-properties style:font-name="Times New Roman" officeooo:rsid="00a5bae9"/>
    </style:style>
    <style:style style:name="T16" style:family="text">
      <style:text-properties style:font-name="Times New Roman" officeooo:rsid="00a6f669"/>
    </style:style>
    <style:style style:name="T17" style:family="text">
      <style:text-properties style:font-name="Times New Roman" officeooo:rsid="00a7f61f"/>
    </style:style>
    <style:style style:name="T18" style:family="text">
      <style:text-properties style:font-name="Times New Roman" officeooo:rsid="00a83dcb"/>
    </style:style>
    <style:style style:name="T19" style:family="text">
      <style:text-properties style:font-name="Times New Roman" officeooo:rsid="00aa3be6"/>
    </style:style>
    <style:style style:name="T20" style:family="text">
      <style:text-properties style:font-name="Times New Roman" officeooo:rsid="00d0dfec"/>
    </style:style>
    <style:style style:name="T21" style:family="text">
      <style:text-properties style:font-name="Times New Roman" officeooo:rsid="00d100de"/>
    </style:style>
    <style:style style:name="T22" style:family="text">
      <style:text-properties style:font-name="Times New Roman" officeooo:rsid="00d5066b"/>
    </style:style>
    <style:style style:name="T23" style:family="text">
      <style:text-properties style:font-name="Times New Roman" officeooo:rsid="00d52048"/>
    </style:style>
    <style:style style:name="T24" style:family="text">
      <style:text-properties style:font-name="Times New Roman" officeooo:rsid="00d56181"/>
    </style:style>
    <style:style style:name="T25" style:family="text">
      <style:text-properties style:font-name="Times New Roman" officeooo:rsid="00dbb13c"/>
    </style:style>
    <style:style style:name="T26" style:family="text">
      <style:text-properties officeooo:rsid="001db822"/>
    </style:style>
    <style:style style:name="T27" style:family="text">
      <style:text-properties style:text-position="super 58%" officeooo:rsid="001db822"/>
    </style:style>
    <style:style style:name="T28" style:family="text">
      <style:text-properties officeooo:rsid="004281a3"/>
    </style:style>
    <style:style style:name="T29" style:family="text">
      <style:text-properties officeooo:rsid="004474bd"/>
    </style:style>
    <style:style style:name="T30" style:family="text">
      <style:text-properties officeooo:rsid="004f85d4"/>
    </style:style>
    <style:style style:name="T31" style:family="text">
      <style:text-properties officeooo:rsid="0053bf19"/>
    </style:style>
    <style:style style:name="T32" style:family="text">
      <style:text-properties officeooo:rsid="005ddd6e"/>
    </style:style>
    <style:style style:name="T33" style:family="text">
      <style:text-properties officeooo:rsid="00628176"/>
    </style:style>
    <style:style style:name="T34" style:family="text">
      <style:text-properties officeooo:rsid="006e9707"/>
    </style:style>
    <style:style style:name="T35" style:family="text">
      <style:text-properties officeooo:rsid="006ec90e"/>
    </style:style>
    <style:style style:name="T36" style:family="text">
      <style:text-properties officeooo:rsid="0072b4b0"/>
    </style:style>
    <style:style style:name="T37" style:family="text">
      <style:text-properties officeooo:rsid="007a1ddb"/>
    </style:style>
    <style:style style:name="T38" style:family="text">
      <style:text-properties officeooo:rsid="007b79a6"/>
    </style:style>
    <style:style style:name="T39" style:family="text">
      <style:text-properties officeooo:rsid="0086b78e"/>
    </style:style>
    <style:style style:name="T40" style:family="text">
      <style:text-properties officeooo:rsid="00896468"/>
    </style:style>
    <style:style style:name="T41" style:family="text">
      <style:text-properties officeooo:rsid="008a1429"/>
    </style:style>
    <style:style style:name="T42" style:family="text">
      <style:text-properties officeooo:rsid="0092f3ec"/>
    </style:style>
    <style:style style:name="T43" style:family="text">
      <style:text-properties officeooo:rsid="00946d72"/>
    </style:style>
    <style:style style:name="T44" style:family="text">
      <style:text-properties officeooo:rsid="00972eb1"/>
    </style:style>
    <style:style style:name="T45" style:family="text">
      <style:text-properties officeooo:rsid="00a1ed8e"/>
    </style:style>
    <style:style style:name="T46" style:family="text">
      <style:text-properties officeooo:rsid="00a6f669"/>
    </style:style>
    <style:style style:name="T47" style:family="text">
      <style:text-properties officeooo:rsid="00b2828d"/>
    </style:style>
    <style:style style:name="T48" style:family="text">
      <style:text-properties officeooo:rsid="00b9c059"/>
    </style:style>
    <style:style style:name="T49" style:family="text">
      <style:text-properties officeooo:rsid="00c011ee"/>
    </style:style>
    <style:style style:name="T50" style:family="text">
      <style:text-properties officeooo:rsid="00c3b375"/>
    </style:style>
    <style:style style:name="T51" style:family="text">
      <style:text-properties officeooo:rsid="00c440fe"/>
    </style:style>
    <style:style style:name="T52" style:family="text">
      <style:text-properties officeooo:rsid="00d20fbf"/>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Resume</text:p>
      <text:h text:style-name="P69" text:outline-level="1"><text:bookmark-start text:name="__RefHeading___Toc572_1549292049"/>Basic Personal Information<text:bookmark-end text:name="__RefHeading___Toc572_1549292049"/></text:h>
      <table:table table:name="Basic_Persion_Info" table:style-name="Basic_5f_Persion_5f_Info">
        <table:table-column table:style-name="Basic_5f_Persion_5f_Info.A"/>
        <table:table-column table:style-name="Basic_5f_Persion_5f_Info.B"/>
        <table:table-row>
          <table:table-cell table:style-name="Basic_5f_Persion_5f_Info.A1" office:value-type="string">
            <text:p text:style-name="P78">Name</text:p>
          </table:table-cell>
          <table:table-cell table:style-name="Basic_5f_Persion_5f_Info.B1" office:value-type="string">
            <text:p text:style-name="P77">Zhou Kai</text:p>
          </table:table-cell>
        </table:table-row>
        <table:table-row>
          <table:table-cell table:style-name="Basic_5f_Persion_5f_Info.A2" office:value-type="string">
            <text:p text:style-name="P78">Age</text:p>
          </table:table-cell>
          <table:table-cell table:style-name="Basic_5f_Persion_5f_Info.B2" office:value-type="string">
            <text:p text:style-name="P77">28</text:p>
          </table:table-cell>
        </table:table-row>
        <table:table-row>
          <table:table-cell table:style-name="Basic_5f_Persion_5f_Info.A2" office:value-type="string">
            <text:p text:style-name="P78">Gender</text:p>
          </table:table-cell>
          <table:table-cell table:style-name="Basic_5f_Persion_5f_Info.B2" office:value-type="string">
            <text:p text:style-name="P77">Male</text:p>
          </table:table-cell>
        </table:table-row>
        <table:table-row>
          <table:table-cell table:style-name="Basic_5f_Persion_5f_Info.A2" office:value-type="string">
            <text:p text:style-name="P78">Nationality</text:p>
          </table:table-cell>
          <table:table-cell table:style-name="Basic_5f_Persion_5f_Info.B2" office:value-type="string">
            <text:p text:style-name="P77">Chinese</text:p>
          </table:table-cell>
        </table:table-row>
        <table:table-row>
          <table:table-cell table:style-name="Basic_5f_Persion_5f_Info.A2" office:value-type="string">
            <text:p text:style-name="P78">Educational Background</text:p>
          </table:table-cell>
          <table:table-cell table:style-name="Basic_5f_Persion_5f_Info.B2" office:value-type="string">
            <text:p text:style-name="P55">Bachelor Degree, <text:span text:style-name="T51">Software Engineering, </text:span>East China Institute of Technology</text:p>
          </table:table-cell>
        </table:table-row>
        <table:table-row>
          <table:table-cell table:style-name="Basic_5f_Persion_5f_Info.A2" office:value-type="string">
            <text:p text:style-name="P78">Working Experience</text:p>
          </table:table-cell>
          <table:table-cell table:style-name="Basic_5f_Persion_5f_Info.B2" office:value-type="string">
            <text:p text:style-name="P77"><text:span text:style-name="T49">5</text:span> years, 3.5 years in Singapore, intermediate level .NET developer</text:p>
          </table:table-cell>
        </table:table-row>
        <table:table-row>
          <table:table-cell table:style-name="Basic_5f_Persion_5f_Info.A2" office:value-type="string">
            <text:p text:style-name="P80">Expected Salary</text:p>
          </table:table-cell>
          <table:table-cell table:style-name="Basic_5f_Persion_5f_Info.B2" office:value-type="string">
            <text:p text:style-name="P81"><text:span text:style-name="T52">40</text:span>00 SGD, negotiable</text:p>
          </table:table-cell>
        </table:table-row>
        <table:table-row>
          <table:table-cell table:style-name="Basic_5f_Persion_5f_Info.A2" office:value-type="string">
            <text:p text:style-name="P78">Residential Status</text:p>
          </table:table-cell>
          <table:table-cell table:style-name="Basic_5f_Persion_5f_Info.B2" office:value-type="string">
            <text:p text:style-name="P77">1 <text:span text:style-name="T26">M</text:span>onth Short-Term-Visit-Pass, <text:span text:style-name="T26">extendable till 3</text:span><text:span text:style-name="T27">rd</text:span><text:span text:style-name="T26"> August</text:span></text:p>
          </table:table-cell>
        </table:table-row>
        <table:table-row>
          <table:table-cell table:style-name="Basic_5f_Persion_5f_Info.A2" office:value-type="string">
            <text:p text:style-name="P78">Hand-phone Number</text:p>
          </table:table-cell>
          <table:table-cell table:style-name="Basic_5f_Persion_5f_Info.B2" office:value-type="string">
            <text:p text:style-name="P77"><text:span text:style-name="T47">(65)</text:span>96100409</text:p>
          </table:table-cell>
        </table:table-row>
        <table:table-row table:style-name="Basic_5f_Persion_5f_Info.10">
          <table:table-cell table:style-name="Basic_5f_Persion_5f_Info.A2" office:value-type="string">
            <text:p text:style-name="P78">Email</text:p>
          </table:table-cell>
          <table:table-cell table:style-name="Basic_5f_Persion_5f_Info.B2" office:value-type="string">
            <text:p text:style-name="P77">kaizhousoft@gmail.com</text:p>
          </table:table-cell>
        </table:table-row>
        <table:table-row table:style-name="Basic_5f_Persion_5f_Info.11">
          <table:table-cell table:style-name="Basic_5f_Persion_5f_Info.A2" office:value-type="string">
            <text:p text:style-name="P79">Notice Period</text:p>
          </table:table-cell>
          <table:table-cell table:style-name="Basic_5f_Persion_5f_Info.B2" office:value-type="string">
            <text:p text:style-name="P82">None, available immediately</text:p>
          </table:table-cell>
        </table:table-row>
      </table:table>
      <text:h text:style-name="P72" text:outline-level="1"><text:bookmark-start text:name="__RefHeading___Toc574_1549292049"/><text:span text:style-name="T3">G</text:span><text:span text:style-name="T2">ood at</text:span><text:bookmark-end text:name="__RefHeading___Toc574_1549292049"/></text:h>
      <text:list xml:id="list7316245462292090127" text:style-name="L1">
        <text:list-item>
          <text:p text:style-name="P68"><text:span text:style-name="T4">C</text:span><text:span text:style-name="T2"># the programming language</text:span></text:p>
        </text:list-item>
        <text:list-item>
          <text:p text:style-name="P68"><text:span text:style-name="T2">ADO.NET </text:span><text:span text:style-name="T25">framework</text:span></text:p>
        </text:list-item>
        <text:list-item>
          <text:p text:style-name="P60"><text:span text:style-name="T4">M</text:span><text:span text:style-name="T2">icrosoft .NET WinForm programming</text:span></text:p>
          <text:list>
            <text:list-item>
              <text:p text:style-name="P59"><text:span text:style-name="T23">P</text:span><text:span text:style-name="T22">roven experience on large scale, </text:span><text:span text:style-name="T24">enterprise level WinForm application</text:span></text:p>
            </text:list-item>
            <text:list-item>
              <text:p text:style-name="P67"><text:span text:style-name="T24">4 </text:span><text:span text:style-name="T2">years hands on experience</text:span></text:p>
            </text:list-item>
          </text:list>
        </text:list-item>
        <text:list-item>
          <text:p text:style-name="P61">ASP.NET Web API 2 web service developing</text:p>
          <text:list>
            <text:list-item>
              <text:p text:style-name="P61"/>
            </text:list-item>
          </text:list>
        </text:list-item>
        <text:list-item>
          <text:p text:style-name="P61">ASP.NET MVC web application developing</text:p>
          <text:list>
            <text:list-item>
              <text:p text:style-name="P61"/>
            </text:list-item>
          </text:list>
        </text:list-item>
        <text:list-item>
          <text:p text:style-name="P61">SQL Server, good at T-SQL programming, Stored Procedure, E<text:span text:style-name="T50">ntity Framework</text:span>, and SSRS</text:p>
          <text:list>
            <text:list-item>
              <text:p text:style-name="P61"/>
            </text:list-item>
          </text:list>
        </text:list-item>
        <text:list-item>
          <text:p text:style-name="P62">OOP</text:p>
        </text:list-item>
      </text:list>
      <text:h text:style-name="P70" text:outline-level="1"><text:bookmark-start text:name="__RefHeading___Toc576_1549292049"/><text:soft-page-break/>Familiar with<text:bookmark-end text:name="__RefHeading___Toc576_1549292049"/></text:h>
      <text:list xml:id="list3801131931361311379" text:style-name="L2">
        <text:list-item>
          <text:p text:style-name="P65"><text:span text:style-name="T5">J</text:span><text:span text:style-name="T2">avaScript and jQuery</text:span></text:p>
        </text:list-item>
        <text:list-item>
          <text:p text:style-name="P63">HTML, CSS</text:p>
        </text:list-item>
        <text:list-item>
          <text:p text:style-name="P64">Powershell scripting</text:p>
        </text:list-item>
        <text:list-item>
          <text:p text:style-name="P66"><text:span text:style-name="T2">Bash, Vim and Linux </text:span><text:span text:style-name="T6">administrating</text:span></text:p>
        </text:list-item>
      </text:list>
      <text:h text:style-name="P73" text:outline-level="1"><text:bookmark-start text:name="__RefHeading___Toc578_1549292049"/><text:span text:style-name="T6">W</text:span><text:span text:style-name="T2">orking Experience</text:span><text:bookmark-end text:name="__RefHeading___Toc578_1549292049"/></text:h>
      <text:h text:style-name="P74" text:outline-level="2"><text:bookmark-start text:name="__RefHeading___Toc580_1549292049"/><text:span text:style-name="T7">2</text:span><text:span text:style-name="T2">015-05-18 ~ 2015-06-02 @ earth9.com pte ltd</text:span><text:bookmark-end text:name="__RefHeading___Toc580_1549292049"/></text:h>
      <table:table table:name="earth9" table:style-name="earth9">
        <table:table-column table:style-name="earth9.A"/>
        <table:table-column table:style-name="earth9.B"/>
        <table:table-row>
          <table:table-cell table:style-name="earth9.A1" office:value-type="string">
            <text:p text:style-name="P3">Designation</text:p>
          </table:table-cell>
          <table:table-cell table:style-name="earth9.B1" office:value-type="string">
            <text:p text:style-name="P20">Senior Developer</text:p>
          </table:table-cell>
        </table:table-row>
        <table:table-row table:style-name="earth9.2">
          <table:table-cell table:style-name="earth9.A2" office:value-type="string">
            <text:p text:style-name="P6">Duties</text:p>
          </table:table-cell>
          <table:table-cell table:style-name="earth9.B2" office:value-type="string">
            <text:p text:style-name="P22">1 Review codes by juniors</text:p>
            <text:p text:style-name="P22">2 Review unit test results by juniors</text:p>
            <text:p text:style-name="P22">3 Review deploy plan by juniors</text:p>
            <text:p text:style-name="P22">4 SIT</text:p>
            <text:p text:style-name="P22">5 UAT with customers</text:p>
            <text:p text:style-name="P25">6 Create technical documentation</text:p>
            <text:p text:style-name="P25">7 Support customer cases</text:p>
          </table:table-cell>
        </table:table-row>
        <table:table-row table:style-name="earth9.2">
          <table:table-cell table:style-name="earth9.A2" office:value-type="string">
            <text:p text:style-name="P18">Skills used</text:p>
          </table:table-cell>
          <table:table-cell table:style-name="earth9.B2" office:value-type="string">
            <text:p text:style-name="P33">ASP.NET, <text:span text:style-name="T37">SQL Server, </text:span>JavaScript, jQuery, CSS, HTML</text:p>
          </table:table-cell>
        </table:table-row>
        <table:table-row table:style-name="earth9.2">
          <table:table-cell table:style-name="earth9.A2" office:value-type="string">
            <text:p text:style-name="P9">Achievement</text:p>
          </table:table-cell>
          <table:table-cell table:style-name="earth9.B2" office:value-type="string">
            <text:p text:style-name="P26">1 <text:span text:style-name="T28">Convert the style and layout of an old version website to the current set</text:span></text:p>
            <text:p text:style-name="P26"><text:span text:style-name="T29">2 Coding for 4 reports</text:span> </text:p>
          </table:table-cell>
        </table:table-row>
        <table:table-row>
          <table:table-cell table:style-name="earth9.A2" office:value-type="string">
            <text:p text:style-name="P12">Reason for leaving</text:p>
          </table:table-cell>
          <table:table-cell table:style-name="earth9.B2" office:value-type="string">
            <text:p text:style-name="P43">Although got alone quite well with boss and colleagues, and completed my task in time, I was not used to the company culture, quit peacefully. </text:p>
          </table:table-cell>
        </table:table-row>
        <table:table-row>
          <table:table-cell table:style-name="earth9.A2" office:value-type="string">
            <text:p text:style-name="P15">Contact person</text:p>
          </table:table-cell>
          <table:table-cell table:style-name="earth9.B2" office:value-type="string">
            <text:p text:style-name="P30">Shirley Lim, boss, <text:span text:style-name="T30">9183 6307</text:span></text:p>
          </table:table-cell>
        </table:table-row>
      </table:table>
      <text:h text:style-name="P75" text:outline-level="2"><text:bookmark-start text:name="__RefHeading___Toc794_1549292049"/><text:span text:style-name="T8">2</text:span><text:span text:style-name="T9">013-05-14 ~ 2015-05-14 @ Innosys Pte Ltd</text:span><text:bookmark-end text:name="__RefHeading___Toc794_1549292049"/></text:h>
      <table:table table:name="Table1" table:style-name="Table1">
        <table:table-column table:style-name="Table1.A"/>
        <table:table-column table:style-name="Table1.B"/>
        <table:table-row>
          <table:table-cell table:style-name="Table1.A1" office:value-type="string">
            <text:p text:style-name="P4">Designation</text:p>
          </table:table-cell>
          <table:table-cell table:style-name="Table1.B1" office:value-type="string">
            <text:p text:style-name="P21">Senior <text:span text:style-name="T31">Application Programmer</text:span></text:p>
          </table:table-cell>
        </table:table-row>
        <table:table-row table:style-name="Table1.2">
          <table:table-cell table:style-name="Table1.A2" office:value-type="string">
            <text:p text:style-name="P7">Duties</text:p>
          </table:table-cell>
          <table:table-cell table:style-name="Table1.B2" office:value-type="string">
            <text:p text:style-name="P23">1 <text:span text:style-name="T32">Develop new product, the Transport Application and the Messaging System</text:span></text:p>
            <text:p text:style-name="P44">2 Requirement analysis</text:p>
            <text:p text:style-name="P45">3 Design documentation</text:p>
            <text:p text:style-name="P46">4 Implementation</text:p>
            <text:p text:style-name="P47">5 Deploy, UAT </text:p>
            <text:p text:style-name="P48">6 Maintain and Support</text:p>
          </table:table-cell>
        </table:table-row>
        <table:table-row table:style-name="Table1.2">
          <table:table-cell table:style-name="Table1.A2" office:value-type="string">
            <text:p text:style-name="P19">Skills used</text:p>
          </table:table-cell>
          <table:table-cell table:style-name="Table1.B2" office:value-type="string">
            <text:p text:style-name="P34">.NET WinForm, SQL Server, <text:span text:style-name="T38">ASP.NET Web API 2, JSON, XML</text:span></text:p>
          </table:table-cell>
        </table:table-row>
        <table:table-row table:style-name="Table1.2">
          <table:table-cell table:style-name="Table1.A2" office:value-type="string">
            <text:p text:style-name="P10">Achievement</text:p>
          </table:table-cell>
          <table:table-cell table:style-name="Table1.B2" office:value-type="string">
            <text:p text:style-name="P27">1 <text:span text:style-name="T36">In charge of the Transport Application after serving 1 year in the </text:span><text:soft-page-break/><text:span text:style-name="T36">company.</text:span></text:p>
            <text:p text:style-name="P27"><text:s text:c="2"/><text:span text:style-name="T33">1.1 Add new features and enhancements</text:span></text:p>
            <text:p text:style-name="P27"><text:s text:c="2"/><text:span text:style-name="T33">1.2 Support customer cases</text:span></text:p>
            <text:p text:style-name="P27"><text:s text:c="2"/><text:span text:style-name="T33">1.3 Impact analyzing</text:span></text:p>
            <text:p text:style-name="P49">2 Handle the development of the Messaging System</text:p>
            <text:p text:style-name="P28"><text:s text:c="2"/><text:span text:style-name="T33">2.1 Interview with clients to gather requirements</text:span></text:p>
            <text:p text:style-name="P50"><text:s text:c="2"/>2.2 Coordinate with third party company(hardware provider) to do the development and testing</text:p>
            <text:p text:style-name="P51"><text:s text:c="2"/>2.3 Create a simulator of the live system, and show the prove of concept to client, accepted by client.</text:p>
            <text:p text:style-name="P52"><text:s text:c="2"/>2.4 Finished the design, including:</text:p>
            <text:p text:style-name="P53"><text:s text:c="4"/>a) Requirement analysis documentation</text:p>
            <text:p text:style-name="P53"><text:s text:c="4"/>b) System architecture </text:p>
            <text:p text:style-name="P54"><text:s text:c="4"/>c) System specification document</text:p>
            <text:p text:style-name="P54"><text:s text:c="2"/>2.5 First phase implementation</text:p>
            <text:p text:style-name="P29"><text:s text:c="5"/><text:span text:style-name="T48">a) Class libraries</text:span></text:p>
            <text:p text:style-name="P29"><text:s text:c="5"/><text:span text:style-name="T48">b) Architecture of the application</text:span></text:p>
            <text:p text:style-name="P29"><text:s text:c="5"/><text:span text:style-name="T48">c) Database development(Tables, Relationships, Stored Procedures, Views)</text:span></text:p>
          </table:table-cell>
        </table:table-row>
        <table:table-row>
          <table:table-cell table:style-name="Table1.A2" office:value-type="string">
            <text:p text:style-name="P13">Reason for leaving</text:p>
          </table:table-cell>
          <table:table-cell table:style-name="Table1.B2" office:value-type="string">
            <text:p text:style-name="P32">It was a wonderful working experience with Mr. Lam my boss, although Mr. Lam invited me to stay when my E Pass expired, I looked out for new challenges because I knew <text:span text:style-name="T34">these 2 years the IT world has changed a lot, I want more exposure to web technologies.</text:span></text:p>
          </table:table-cell>
        </table:table-row>
        <table:table-row>
          <table:table-cell table:style-name="Table1.A2" office:value-type="string">
            <text:p text:style-name="P16">Contact person</text:p>
          </table:table-cell>
          <table:table-cell table:style-name="Table1.B2" office:value-type="string">
            <text:p text:style-name="P31"><text:span text:style-name="T35">Mr. Lam</text:span>, boss, <text:span text:style-name="T35">9382 7738, Ms Stelli, admin, 9819 9891</text:span></text:p>
          </table:table-cell>
        </table:table-row>
      </table:table>
      <text:h text:style-name="P76" text:outline-level="2"><text:bookmark-start text:name="__RefHeading___Toc584_1549292049"/><text:span text:style-name="T8">2</text:span><text:span text:style-name="T9">01</text:span><text:span text:style-name="T10">1</text:span><text:span text:style-name="T9">-0</text:span><text:span text:style-name="T10">9</text:span><text:span text:style-name="T9">-</text:span><text:span text:style-name="T10">0</text:span><text:span text:style-name="T9">1 ~ 201</text:span><text:span text:style-name="T11">3</text:span><text:span text:style-name="T9">-05-</text:span><text:span text:style-name="T12">01</text:span><text:span text:style-name="T9"> @ </text:span><text:span text:style-name="T13">GEO Application Engineers Pte Ltd</text:span><text:bookmark-end text:name="__RefHeading___Toc584_1549292049"/></text:h>
      <table:table table:name="Table2" table:style-name="Table2">
        <table:table-column table:style-name="Table2.A"/>
        <table:table-column table:style-name="Table2.B"/>
        <table:table-row>
          <table:table-cell table:style-name="Table2.A1" office:value-type="string">
            <text:p text:style-name="P5">Designation</text:p>
          </table:table-cell>
          <table:table-cell table:style-name="Table2.B1" office:value-type="string">
            <text:p text:style-name="P36">Software Engineer</text:p>
          </table:table-cell>
        </table:table-row>
        <table:table-row table:style-name="Table2.2">
          <table:table-cell table:style-name="Table2.A2" office:value-type="string">
            <text:p text:style-name="P8">Duties</text:p>
          </table:table-cell>
          <table:table-cell table:style-name="Table2.B2" office:value-type="string">
            <text:p text:style-name="P40">1 Add functions to process raw data from different type of sensors on the work site.</text:p>
            <text:p text:style-name="P40">2 Second-hand developing the GeoData website.</text:p>
            <text:p text:style-name="P40">3 <text:span text:style-name="T42">Develop reporting program and generating reports</text:span></text:p>
            <text:p text:style-name="P41">4 <text:span text:style-name="T43">Monitor real-time data</text:span></text:p>
          </table:table-cell>
        </table:table-row>
        <table:table-row table:style-name="Table2.2">
          <table:table-cell table:style-name="Table2.A2" office:value-type="string">
            <text:p text:style-name="P19">Skills used</text:p>
          </table:table-cell>
          <table:table-cell table:style-name="Table2.B2" office:value-type="string">
            <text:p text:style-name="P35">.NET WinForm, SQL Server, <text:span text:style-name="T38">ASP.NET MVC, GoogleMap API</text:span></text:p>
          </table:table-cell>
        </table:table-row>
        <table:table-row table:style-name="Table2.2">
          <table:table-cell table:style-name="Table2.A2" office:value-type="string">
            <text:p text:style-name="P11">Achievement</text:p>
          </table:table-cell>
          <table:table-cell table:style-name="Table2.B2" office:value-type="string">
            <text:p text:style-name="P24">1 <text:span text:style-name="T39">Develop Real-time raw data calculating program</text:span></text:p>
            <text:p text:style-name="P39">2 Develop an Alarming System, to send suspicious data via Email and SMS to LTA <text:span text:style-name="T40">and stakeholders</text:span>.</text:p>
            <text:p text:style-name="P37"><text:span text:style-name="T40">3</text:span> Develop a Data-driven APS.NET web site to display the calculated results by the Real-time calculator.</text:p>
            <text:p text:style-name="P38"><text:span text:style-name="T41">4</text:span> Prepare for reports to LTA.</text:p>
          </table:table-cell>
        </table:table-row>
        <table:table-row>
          <table:table-cell table:style-name="Table2.A2" office:value-type="string">
            <text:p text:style-name="P14">Reason for leaving</text:p>
          </table:table-cell>
          <table:table-cell table:style-name="Table2.B2" office:value-type="string">
            <text:p text:style-name="P42">I wanted to join a company which create<text:span text:style-name="T45">s</text:span> software and sell<text:span text:style-name="T45">s</text:span> software, <text:span text:style-name="T44">so that we have a well organized developing team, and a well observed </text:span><text:soft-page-break/><text:span text:style-name="T44">software developing life circle. But developing in-house software in the company, we didn't have those circumstances. That was why I left.</text:span></text:p>
          </table:table-cell>
        </table:table-row>
        <table:table-row>
          <table:table-cell table:style-name="Table2.A2" office:value-type="string">
            <text:p text:style-name="P17">Contact person</text:p>
          </table:table-cell>
          <table:table-cell table:style-name="Table2.B2" office:value-type="string">
            <text:p text:style-name="P56"><text:span text:style-name="T14">Ms. Li Chaoxue, admin, </text:span><text:span text:style-name="T2">6383 1548 </text:span></text:p>
          </table:table-cell>
        </table:table-row>
      </table:table>
      <text:h text:style-name="P71" text:outline-level="1">A <text:span text:style-name="T46">B</text:span>rief <text:span text:style-name="T46">S</text:span>elf-introduction</text:h>
      <text:p text:style-name="P58"><text:span text:style-name="T15"><text:s text:c="2"/></text:span><text:span text:style-name="T16">As I've been working in IT industry for over 5 years, I </text:span><text:span text:style-name="T20">reali</text:span><text:span text:style-name="T21">z</text:span><text:span text:style-name="T20">ed</text:span><text:span text:style-name="T16"> I not only love programming, but also am good at dealing with people. Such as interviewing clients to gather requirements and collect feedback, creating technical document in an easy understanding and well-formed way, and coordinating among colleagues and clients.</text:span></text:p>
      <text:p text:style-name="P58"><text:span text:style-name="T16"><text:s text:c="2"/></text:span><text:span text:style-name="T17">I'm </text:span><text:span text:style-name="T18">a </text:span><text:span text:style-name="T19">friendly,</text:span><text:span text:style-name="T18"> </text:span><text:span text:style-name="T17">optimi</text:span><text:span text:style-name="T18">stic</text:span><text:span text:style-name="T17"> and open-minded </text:span><text:span text:style-name="T18">person</text:span><text:span text:style-name="T17">. </text:span><text:span text:style-name="T16"><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Times New Roman" officeooo:rsid="005c7fa4" officeooo:paragraph-rsid="005c7fa4"/>
    </style:style>
    <style:style style:name="MP2" style:family="paragraph" style:parent-style-name="Footer">
      <style:paragraph-properties fo:text-align="center" style:justify-single-word="false"/>
      <style:text-properties style:font-name="Times New Roman"/>
    </style:style>
    <style:style style:name="MT1" style:family="text">
      <style:text-properties officeooo:rsid="005c7fa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Resume from Zhou Kai</text:p>
      </style:header>
      <style:footer>
        <text:p text:style-name="MP2"><text:page-number text:select-page="current">4</text:page-number> <text:span text:style-name="MT1">Of </text:span><text:span text:style-name="MT1"><text:page-count>4</text:page-count></text:span><text:span text:style-name="MT1">, </text:span><text:span text:style-name="MT1"><text:date style:data-style-name="N37" text:date-value="2015-06-05T20:13:32.517999904" text:fixed="true">06/05/15</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9:17:59.753000000</meta:creation-date>
    <dc:date>2015-06-11T18:25:05.526000000</dc:date>
    <meta:editing-duration>PT4H11M10S</meta:editing-duration>
    <meta:editing-cycles>193</meta:editing-cycles>
    <meta:generator>LibreOffice/4.4.3.2$Windows_x86 LibreOffice_project/88805f81e9fe61362df02b9941de8e38a9b5fd16</meta:generator>
    <meta:document-statistic meta:table-count="4" meta:image-count="0" meta:object-count="0" meta:page-count="4" meta:paragraph-count="120" meta:word-count="705" meta:character-count="4483" meta:non-whitespace-character-count="3844"/>
  </office:meta>
</office:document-meta>
</file>